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3cf" officeooo:paragraph-rsid="000103cf"/>
    </style:style>
    <style:style style:name="P2" style:family="paragraph" style:parent-style-name="Standard">
      <style:text-properties officeooo:rsid="00010f8a" officeooo:paragraph-rsid="00010f8a"/>
    </style:style>
    <style:style style:name="P3" style:family="paragraph" style:parent-style-name="Standard">
      <style:text-properties officeooo:rsid="0002da83" officeooo:paragraph-rsid="0002da83"/>
    </style:style>
    <style:style style:name="P4" style:family="paragraph" style:parent-style-name="Standard">
      <style:text-properties officeooo:rsid="0002df7f" officeooo:paragraph-rsid="0002d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mydatabade;</text:p>
      <text:p text:style-name="P1">use mydatabade;</text:p>
      <text:p text:style-name="P2">create table users (id int NOT NULL PRIMARY KEY AUTO_INCREMENT, Fio Varchar(256) NOT NULL);</text:p>
      <text:p text:style-name="P3">create table albums(id int NOT NULL PRIMARY KEY AUTO_INCREMENT, user_id int NOT NULL);</text:p>
      <text:p text:style-name="P3">create table photos(photo_id int NOT NULL PRIMARY KEY AUTO_INCREMENT, status varchar(20) DEFAULT 'public', name_of_photo VARCHAR(50) NOT NULL, user_id INT NOT NULL);</text:p>
      <text:p text:style-name="P4">create table friends(id int NOT NULL PRIMARY KEY AUTO_INCREMENT, user_id INT NOT NULL, friend_id int NOT NULL);</text:p>
      <text:p text:style-name="P4">create table photos_to_albums(id int NOT NULL PRIMARY KEY AUTO_INCREMENT, albums_id int NOT NULL, photos_is int NOT NULL);</text:p>
      <text:p text:style-name="P4">show tables;</text:p>
      <text:p text:style-name="P4">describe user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2:47:08.364319283</meta:creation-date>
    <dc:date>2015-02-25T13:38:56.993913907</dc:date>
    <meta:editing-duration>PT6M17S</meta:editing-duration>
    <meta:editing-cycles>1</meta:editing-cycles>
    <meta:document-statistic meta:table-count="0" meta:image-count="0" meta:object-count="0" meta:page-count="1" meta:paragraph-count="9" meta:word-count="91" meta:character-count="647" meta:non-whitespace-character-count="561"/>
    <meta:generator>LibreOffice/4.2.7.2$Linux_x86 LibreOffice_project/420m0$Build-2</meta:generator>
  </office:meta>
</office:document-meta>
</file>